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1cm" svg:stroke-color="#000080" draw:marker-start="Square" draw:marker-start-width="0.42cm" draw:marker-start-center="true" draw:marker-end="Dimension_20_Lines" draw:marker-end-width="0.42cm" draw:marker-end-center="true" svg:stroke-opacity="50%" draw:textarea-horizontal-align="center" draw:textarea-vertical-align="middle" fo:padding-top="0.175cm" fo:padding-bottom="0.175cm" fo:padding-left="0.3cm" fo:padding-right="0.3cm" draw:shadow="visible" draw:shadow-offset-x="0.2cm" draw:shadow-offset-y="0.2cm" draw:shadow-color="#000080" draw:shadow-opacity="10%"/>
    </style:style>
    <style:style style:name="gr3" style:family="graphic" style:parent-style-name="standard">
      <style:graphic-properties svg:stroke-width="0.1cm" svg:stroke-color="#008000" draw:marker-start="Square" draw:marker-start-width="0.42cm" draw:marker-start-center="true" draw:marker-end="Dimension_20_Lines" draw:marker-end-width="0.42cm" draw:marker-end-center="true" svg:stroke-opacity="50%" draw:textarea-horizontal-align="center" draw:textarea-vertical-align="middle" fo:padding-top="0.175cm" fo:padding-bottom="0.175cm" fo:padding-left="0.3cm" fo:padding-right="0.3cm" draw:shadow="visible" draw:shadow-offset-x="0.2cm" draw:shadow-offset-y="0.2cm" draw:shadow-color="#008000" draw:shadow-opacity="10%"/>
    </style:style>
    <style:style style:name="gr4" style:family="graphic" style:parent-style-name="standard">
      <style:graphic-properties draw:stroke="none" svg:stroke-color="#000080" draw:fill="none" draw:fill-color="#ffffff" draw:textarea-horizontal-align="center" draw:textarea-vertical-align="bottom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80" draw:fill="none" draw:fill-color="#ffffff" draw:textarea-horizontal-align="center" draw:textarea-vertical-align="bottom" draw:auto-grow-height="true" draw:auto-grow-width="false" fo:min-height="0.2cm" fo:min-width="0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8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P3" style:family="paragraph">
      <style:text-properties fo:color="#008000" fo:font-family="Verdana" style:font-style-name="Bold" style:font-family-generic="swiss" style:font-pitch="variable" fo:font-size="10pt" fo:language="en" fo:country="US" fo:font-weight="bold" style:font-size-asian="18pt" style:font-size-complex="18pt"/>
    </style:style>
    <style:style style:name="P4" style:family="paragraph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88cm" svg:y1="3.15cm" svg:x2="14.613cm" svg:y2="3.15cm">
            <text:p/>
          </draw:line>
          <draw:line draw:style-name="gr2" draw:text-style-name="P1" draw:layer="layout" svg:x1="3.5cm" svg:y1="3cm" svg:x2="7.5cm" svg:y2="3cm">
            <text:p/>
          </draw:line>
          <draw:line draw:style-name="gr3" draw:text-style-name="P1" draw:layer="layout" svg:x1="8.125cm" svg:y1="3cm" svg:x2="12.5cm" svg:y2="3cm">
            <text:p/>
          </draw:line>
          <draw:frame draw:style-name="gr4" draw:text-style-name="P2" draw:layer="layout" svg:width="0.947cm" svg:height="0.679cm" svg:x="5.027cm" svg:y="2.3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839cm" svg:y="2.3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4.65cm" svg:x2="14.613cm" svg:y2="4.65cm">
            <text:p/>
          </draw:line>
          <draw:line draw:style-name="gr2" draw:text-style-name="P1" draw:layer="layout" svg:x1="3.5cm" svg:y1="4.5cm" svg:x2="7.25cm" svg:y2="4.5cm">
            <text:p/>
          </draw:line>
          <draw:line draw:style-name="gr3" draw:text-style-name="P1" draw:layer="layout" svg:x1="7.25cm" svg:y1="4.5cm" svg:x2="12.5cm" svg:y2="4.5cm">
            <text:p/>
          </draw:line>
          <draw:frame draw:style-name="gr4" draw:text-style-name="P2" draw:layer="layout" svg:width="0.947cm" svg:height="0.679cm" svg:x="4.902cm" svg:y="3.8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402cm" svg:y="3.8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6.15cm" svg:x2="14.613cm" svg:y2="6.15cm">
            <text:p/>
          </draw:line>
          <draw:line draw:style-name="gr2" draw:text-style-name="P1" draw:layer="layout" svg:x1="3.5cm" svg:y1="6cm" svg:x2="8.75cm" svg:y2="6cm">
            <text:p/>
          </draw:line>
          <draw:line draw:style-name="gr3" draw:text-style-name="P1" draw:layer="layout" svg:x1="7.25cm" svg:y1="6cm" svg:x2="12.5cm" svg:y2="6cm">
            <text:p/>
          </draw:line>
          <draw:frame draw:style-name="gr4" draw:text-style-name="P2" draw:layer="layout" svg:width="0.947cm" svg:height="0.679cm" svg:x="5.652cm" svg:y="5.3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402cm" svg:y="5.3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7.65cm" svg:x2="14.613cm" svg:y2="7.65cm">
            <text:p/>
          </draw:line>
          <draw:line draw:style-name="gr2" draw:text-style-name="P1" draw:layer="layout" svg:x1="3.5cm" svg:y1="7.5cm" svg:x2="12.5cm" svg:y2="7.5cm">
            <text:p/>
          </draw:line>
          <draw:line draw:style-name="gr3" draw:text-style-name="P1" draw:layer="layout" svg:x1="7.25cm" svg:y1="7.5cm" svg:x2="12.5cm" svg:y2="7.5cm">
            <text:p/>
          </draw:line>
          <draw:frame draw:style-name="gr4" draw:text-style-name="P2" draw:layer="layout" svg:width="0.947cm" svg:height="0.679cm" svg:x="4.952cm" svg:y="6.8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402cm" svg:y="6.897cm">
            <draw:text-box>
              <text:p text:style-name="P3">I2</text:p>
            </draw:text-box>
          </draw:frame>
        </draw:g>
        <draw:g>
          <draw:line draw:style-name="gr2" draw:text-style-name="P1" draw:layer="layout" svg:x1="3.5cm" svg:y1="9cm" svg:x2="12.5cm" svg:y2="9cm">
            <text:p/>
          </draw:line>
          <draw:line draw:style-name="gr1" draw:text-style-name="P1" draw:layer="layout" svg:x1="1.988cm" svg:y1="9.15cm" svg:x2="14.613cm" svg:y2="9.15cm">
            <text:p/>
          </draw:line>
          <draw:line draw:style-name="gr3" draw:text-style-name="P1" draw:layer="layout" svg:x1="7.299cm" svg:y1="9cm" svg:x2="10.299cm" svg:y2="9cm">
            <text:p/>
          </draw:line>
          <draw:frame draw:style-name="gr4" draw:text-style-name="P2" draw:layer="layout" svg:width="0.947cm" svg:height="0.679cm" svg:x="5.652cm" svg:y="8.3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8.326cm" svg:y="8.3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10.629cm" svg:x2="14.613cm" svg:y2="10.629cm">
            <text:p/>
          </draw:line>
          <draw:line draw:style-name="gr2" draw:text-style-name="P1" draw:layer="layout" svg:x1="3.5cm" svg:y1="10.479cm" svg:x2="8.75cm" svg:y2="10.479cm">
            <text:p/>
          </draw:line>
          <draw:line draw:style-name="gr3" draw:text-style-name="P1" draw:layer="layout" svg:x1="3.5cm" svg:y1="10.479cm" svg:x2="12.5cm" svg:y2="10.479cm">
            <text:p/>
          </draw:line>
          <draw:frame draw:style-name="gr4" draw:text-style-name="P2" draw:layer="layout" svg:width="0.947cm" svg:height="0.679cm" svg:x="5.652cm" svg:y="9.875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402cm" svg:y="9.876cm">
            <draw:text-box>
              <text:p text:style-name="P3">I2</text:p>
            </draw:text-box>
          </draw:frame>
        </draw:g>
        <draw:g>
          <draw:line draw:style-name="gr3" draw:text-style-name="P1" draw:layer="layout" svg:x1="3.5cm" svg:y1="15cm" svg:x2="12.5cm" svg:y2="15cm">
            <text:p/>
          </draw:line>
          <draw:line draw:style-name="gr1" draw:text-style-name="P1" draw:layer="layout" svg:x1="1.988cm" svg:y1="15.15cm" svg:x2="14.613cm" svg:y2="15.15cm">
            <text:p/>
          </draw:line>
          <draw:line draw:style-name="gr2" draw:text-style-name="P1" draw:layer="layout" svg:x1="5.889cm" svg:y1="15cm" svg:x2="8.514cm" svg:y2="15cm">
            <text:p/>
          </draw:line>
          <draw:frame draw:style-name="gr4" draw:text-style-name="P2" draw:layer="layout" svg:width="0.947cm" svg:height="0.679cm" svg:x="6.728cm" svg:y="14.3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9.402cm" svg:y="14.3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16.65cm" svg:x2="14.613cm" svg:y2="16.65cm">
            <text:p/>
          </draw:line>
          <draw:line draw:style-name="gr3" draw:text-style-name="P1" draw:layer="layout" svg:x1="3.5cm" svg:y1="16.5cm" svg:x2="12.5cm" svg:y2="16.5cm">
            <text:p/>
          </draw:line>
          <draw:line draw:style-name="gr2" draw:text-style-name="P1" draw:layer="layout" svg:x1="8.125cm" svg:y1="16.5cm" svg:x2="12.5cm" svg:y2="16.5cm">
            <text:p/>
          </draw:line>
          <draw:frame draw:style-name="gr4" draw:text-style-name="P2" draw:layer="layout" svg:width="0.947cm" svg:height="0.679cm" svg:x="9.875cm" svg:y="15.8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7cm" svg:y="15.897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18.15cm" svg:x2="14.613cm" svg:y2="18.15cm">
            <text:p/>
          </draw:line>
          <draw:line draw:style-name="gr3" draw:text-style-name="P1" draw:layer="layout" svg:x1="3.5cm" svg:y1="18cm" svg:x2="8.75cm" svg:y2="18cm">
            <text:p/>
          </draw:line>
          <draw:frame draw:style-name="gr4" draw:text-style-name="P3" draw:layer="layout" svg:width="0.947cm" svg:height="0.679cm" svg:x="5.652cm" svg:y="17.397cm">
            <draw:text-box>
              <text:p text:style-name="P3">I2</text:p>
            </draw:text-box>
          </draw:frame>
          <draw:line draw:style-name="gr2" draw:text-style-name="P1" draw:layer="layout" svg:x1="7.25cm" svg:y1="18cm" svg:x2="12.5cm" svg:y2="18cm">
            <text:p/>
          </draw:line>
          <draw:frame draw:style-name="gr5" draw:text-style-name="P2" draw:layer="layout" svg:width="0.947cm" svg:height="0.679cm" svg:x="9.4cm" svg:y="17.396cm">
            <draw:text-box>
              <text:p text:style-name="P2">I1</text:p>
            </draw:text-box>
          </draw:frame>
        </draw:g>
        <draw:frame draw:style-name="gr6" draw:text-style-name="P4" draw:layer="layout" svg:width="1.95cm" svg:height="0.645cm" svg:x="15.136cm" svg:y="2.855cm">
          <draw:text-box>
            <text:p text:style-name="P4">precedes</text:p>
          </draw:text-box>
        </draw:frame>
        <draw:frame draw:style-name="gr6" draw:text-style-name="P4" draw:layer="layout" svg:width="1.459cm" svg:height="0.645cm" svg:x="15.136cm" svg:y="4.355cm">
          <draw:text-box>
            <text:p text:style-name="P4">meets</text:p>
          </draw:text-box>
        </draw:frame>
        <draw:frame draw:style-name="gr6" draw:text-style-name="P4" draw:layer="layout" svg:width="1.831cm" svg:height="0.645cm" svg:x="15.136cm" svg:y="5.855cm">
          <draw:text-box>
            <text:p text:style-name="P4">overlaps</text:p>
          </draw:text-box>
        </draw:frame>
        <draw:frame draw:style-name="gr6" draw:text-style-name="P4" draw:layer="layout" svg:width="2.187cm" svg:height="0.645cm" svg:x="15.136cm" svg:y="7.355cm">
          <draw:text-box>
            <text:p text:style-name="P4">finished by</text:p>
          </draw:text-box>
        </draw:frame>
        <draw:frame draw:style-name="gr6" draw:text-style-name="P4" draw:layer="layout" svg:width="1.814cm" svg:height="0.645cm" svg:x="15.125cm" svg:y="8.855cm">
          <draw:text-box>
            <text:p text:style-name="P4">contains</text:p>
          </draw:text-box>
        </draw:frame>
        <draw:frame draw:style-name="gr6" draw:text-style-name="P4" draw:layer="layout" svg:width="2.047cm" svg:height="0.645cm" svg:x="15.078cm" svg:y="13.334cm">
          <draw:text-box>
            <text:p text:style-name="P4">started by</text:p>
          </draw:text-box>
        </draw:frame>
        <draw:frame draw:style-name="gr6" draw:text-style-name="P4" draw:layer="layout" svg:width="1.539cm" svg:height="0.645cm" svg:x="15.136cm" svg:y="11.855cm">
          <draw:text-box>
            <text:p text:style-name="P4">equals</text:p>
          </draw:text-box>
        </draw:frame>
        <draw:frame draw:style-name="gr6" draw:text-style-name="P4" draw:layer="layout" svg:width="1.361cm" svg:height="0.645cm" svg:x="15.136cm" svg:y="10.334cm">
          <draw:text-box>
            <text:p text:style-name="P4">starts</text:p>
          </draw:text-box>
        </draw:frame>
        <draw:frame draw:style-name="gr6" draw:text-style-name="P4" draw:layer="layout" svg:width="1.48cm" svg:height="0.645cm" svg:x="15.136cm" svg:y="14.855cm">
          <draw:text-box>
            <text:p text:style-name="P4">during</text:p>
          </draw:text-box>
        </draw:frame>
        <draw:frame draw:style-name="gr6" draw:text-style-name="P4" draw:layer="layout" svg:width="1.696cm" svg:height="0.645cm" svg:x="15.136cm" svg:y="16.355cm">
          <draw:text-box>
            <text:p text:style-name="P4">finishes</text:p>
          </draw:text-box>
        </draw:frame>
        <draw:frame draw:style-name="gr6" draw:text-style-name="P4" draw:layer="layout" svg:width="2.712cm" svg:height="0.645cm" svg:x="15.136cm" svg:y="17.855cm">
          <draw:text-box>
            <text:p text:style-name="P4">overlapped by</text:p>
          </draw:text-box>
        </draw:frame>
        <draw:frame draw:style-name="gr6" draw:text-style-name="P4" draw:layer="layout" svg:width="1.56cm" svg:height="0.645cm" svg:x="15.136cm" svg:y="19.355cm">
          <draw:text-box>
            <text:p text:style-name="P4">met by</text:p>
          </draw:text-box>
        </draw:frame>
        <draw:frame draw:style-name="gr6" draw:text-style-name="P4" draw:layer="layout" svg:width="2.441cm" svg:height="0.645cm" svg:x="15.136cm" svg:y="20.855cm">
          <draw:text-box>
            <text:p text:style-name="P4">preceded by</text:p>
          </draw:text-box>
        </draw:frame>
        <draw:g>
          <draw:line draw:style-name="gr1" draw:text-style-name="P1" draw:layer="layout" svg:x1="1.93cm" svg:y1="13.629cm" svg:x2="14.555cm" svg:y2="13.629cm">
            <text:p/>
          </draw:line>
          <draw:line draw:style-name="gr2" draw:text-style-name="P1" draw:layer="layout" svg:x1="3.442cm" svg:y1="13.479cm" svg:x2="12.442cm" svg:y2="13.479cm">
            <text:p/>
          </draw:line>
          <draw:frame draw:style-name="gr4" draw:text-style-name="P2" draw:layer="layout" svg:width="0.947cm" svg:height="0.679cm" svg:x="9.192cm" svg:y="12.875cm">
            <draw:text-box>
              <text:p text:style-name="P2">I1</text:p>
            </draw:text-box>
          </draw:frame>
          <draw:line draw:style-name="gr3" draw:text-style-name="P1" draw:layer="layout" svg:x1="3.442cm" svg:y1="13.479cm" svg:x2="7.817cm" svg:y2="13.479cm">
            <text:p/>
          </draw:line>
          <draw:frame draw:style-name="gr4" draw:text-style-name="P3" draw:layer="layout" svg:width="0.947cm" svg:height="0.679cm" svg:x="5.037cm" svg:y="12.876cm">
            <draw:text-box>
              <text:p text:style-name="P3">I2</text:p>
            </draw:text-box>
          </draw:frame>
        </draw:g>
        <draw:g>
          <draw:line draw:style-name="gr1" draw:text-style-name="P1" draw:layer="layout" svg:x1="1.988cm" svg:y1="12.15cm" svg:x2="14.613cm" svg:y2="12.15cm">
            <text:p/>
          </draw:line>
          <draw:line draw:style-name="gr2" draw:text-style-name="P1" draw:layer="layout" svg:x1="3.5cm" svg:y1="12cm" svg:x2="12.5cm" svg:y2="12cm">
            <text:p/>
          </draw:line>
          <draw:frame draw:style-name="gr4" draw:text-style-name="P2" draw:layer="layout" svg:width="0.947cm" svg:height="0.679cm" svg:x="6.928cm" svg:y="11.396cm">
            <draw:text-box>
              <text:p text:style-name="P2">I1</text:p>
            </draw:text-box>
          </draw:frame>
          <draw:frame draw:style-name="gr4" draw:text-style-name="P3" draw:layer="layout" svg:width="0.947cm" svg:height="0.679cm" svg:x="8.053cm" svg:y="11.397cm">
            <draw:text-box>
              <text:p text:style-name="P3">I2</text:p>
            </draw:text-box>
          </draw:frame>
          <draw:line draw:style-name="gr3" draw:text-style-name="P1" draw:layer="layout" svg:x1="3.5cm" svg:y1="12cm" svg:x2="12.5cm" svg:y2="12cm">
            <text:p/>
          </draw:line>
        </draw:g>
        <draw:g>
          <draw:line draw:style-name="gr1" draw:text-style-name="P1" draw:layer="layout" svg:x1="1.988cm" svg:y1="19.65cm" svg:x2="14.613cm" svg:y2="19.65cm">
            <text:p/>
          </draw:line>
          <draw:line draw:style-name="gr2" draw:text-style-name="P1" draw:layer="layout" svg:x1="8.75cm" svg:y1="19.5cm" svg:x2="12.5cm" svg:y2="19.5cm">
            <text:p/>
          </draw:line>
          <draw:line draw:style-name="gr3" draw:text-style-name="P1" draw:layer="layout" svg:x1="3.5cm" svg:y1="19.5cm" svg:x2="8.75cm" svg:y2="19.5cm">
            <text:p/>
          </draw:line>
          <draw:frame draw:style-name="gr4" draw:text-style-name="P3" draw:layer="layout" svg:width="0.947cm" svg:height="0.679cm" svg:x="5.652cm" svg:y="18.897cm">
            <draw:text-box>
              <text:p text:style-name="P3">I2</text:p>
            </draw:text-box>
          </draw:frame>
          <draw:frame draw:style-name="gr4" draw:text-style-name="P2" draw:layer="layout" svg:width="0.947cm" svg:height="0.679cm" svg:x="10.217cm" svg:y="18.896cm">
            <draw:text-box>
              <text:p text:style-name="P2">I1</text:p>
            </draw:text-box>
          </draw:frame>
          <draw:line draw:style-name="gr1" draw:text-style-name="P1" draw:layer="layout" svg:x1="1.989cm" svg:y1="19.65cm" svg:x2="14.614cm" svg:y2="19.65cm">
            <text:p/>
          </draw:line>
          <draw:line draw:style-name="gr2" draw:text-style-name="P1" draw:layer="layout" svg:x1="8.751cm" svg:y1="19.5cm" svg:x2="12.501cm" svg:y2="19.5cm">
            <text:p/>
          </draw:line>
          <draw:line draw:style-name="gr3" draw:text-style-name="P1" draw:layer="layout" svg:x1="3.501cm" svg:y1="19.5cm" svg:x2="8.751cm" svg:y2="19.5cm">
            <text:p/>
          </draw:line>
          <draw:frame draw:style-name="gr4" draw:text-style-name="P3" draw:layer="layout" svg:width="0.947cm" svg:height="0.679cm" svg:x="5.653cm" svg:y="18.897cm">
            <draw:text-box>
              <text:p text:style-name="P3">I2</text:p>
            </draw:text-box>
          </draw:frame>
          <draw:frame draw:style-name="gr4" draw:text-style-name="P2" draw:layer="layout" svg:width="0.947cm" svg:height="0.679cm" svg:x="10.218cm" svg:y="18.896cm">
            <draw:text-box>
              <text:p text:style-name="P2">I1</text:p>
            </draw:text-box>
          </draw:frame>
        </draw:g>
        <draw:g>
          <draw:line draw:style-name="gr1" draw:text-style-name="P1" draw:layer="layout" svg:x1="1.944cm" svg:y1="21.25cm" svg:x2="14.569cm" svg:y2="21.25cm">
            <text:p/>
          </draw:line>
          <draw:line draw:style-name="gr2" draw:text-style-name="P1" draw:layer="layout" svg:x1="8.706cm" svg:y1="21.1cm" svg:x2="12.456cm" svg:y2="21.1cm">
            <text:p/>
          </draw:line>
          <draw:line draw:style-name="gr3" draw:text-style-name="P1" draw:layer="layout" svg:x1="3.456cm" svg:y1="21.1cm" svg:x2="7.125cm" svg:y2="21.1cm">
            <text:p/>
          </draw:line>
          <draw:frame draw:style-name="gr4" draw:text-style-name="P3" draw:layer="layout" svg:width="0.947cm" svg:height="0.679cm" svg:x="4.808cm" svg:y="20.497cm">
            <draw:text-box>
              <text:p text:style-name="P3">I2</text:p>
            </draw:text-box>
          </draw:frame>
          <draw:frame draw:style-name="gr4" draw:text-style-name="P2" draw:layer="layout" svg:width="0.947cm" svg:height="0.679cm" svg:x="10.173cm" svg:y="20.496cm">
            <draw:text-box>
              <text:p text:style-name="P2">I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2T10:02:16</meta:creation-date>
    <dc:date>2008-10-22T14:26:24</dc:date>
    <meta:editing-duration>PT04H08M00S</meta:editing-duration>
    <meta:editing-cycles>8</meta:editing-cycles>
    <meta:generator>OpenOffice.org/3.0$Unix OpenOffice.org_project/300m9$Build-9358</meta:generator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